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7d5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7d5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7d5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7d5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7d5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7d5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7d5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7d5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7d5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7d5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7d5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7d5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7d5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7d5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7d5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7d5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7d5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vana Valentina Hurtado Rondò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06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ilagros Del Carmen Hurtado Mo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63154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3.4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80" meta:non-whitespace-character-count="1011"/>
    <meta:template xlink:type="simple" xlink:actuate="onRequest" xlink:title="Normal" xlink:href=""/>
  </office:meta>
</office:document-meta>
</file>